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509cm" draw:marker-end-width="0.509cm" draw:fill-color="#ccffff" draw:textarea-horizontal-align="justify" draw:textarea-vertical-align="middle" draw:auto-grow-height="false" fo:min-height="0.776cm" fo:min-width="2.482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color="#004586" fo:font-weight="bold" style:font-weight-asian="bold" style:font-weight-complex="bold"/>
    </style:style>
    <style:style style:name="T1" style:family="text">
      <style:text-properties fo:color="#00458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3.084cm" svg:height="1.128cm" svg:x="10.04cm" svg:y="2.507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084cm" svg:height="1.128cm" svg:x="10.225cm" svg:y="2.718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084cm" svg:height="1.128cm" svg:x="10.463cm" svg:y="2.956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.084cm" svg:height="1.128cm" svg:x="8.347cm" svg:y="5.577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084cm" svg:height="1.128cm" svg:x="8.532cm" svg:y="5.788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084cm" svg:height="1.128cm" svg:x="8.77cm" svg:y="6.026cm">
            <text:p text:style-name="P1"><text:span text:style-name="T1">.or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.084cm" svg:height="1.128cm" svg:x="13.296cm" svg:y="5.736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084cm" svg:height="1.128cm" svg:x="13.481cm" svg:y="5.947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084cm" svg:height="1.128cm" svg:x="13.719cm" svg:y="6.185cm">
            <text:p text:style-name="P1"><text:span text:style-name="T1">.first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.084cm" svg:height="1.128cm" svg:x="13.455cm" svg:y="8.144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084cm" svg:height="1.128cm" svg:x="13.64cm" svg:y="8.355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084cm" svg:height="1.128cm" svg:x="13.878cm" svg:y="8.593cm">
            <text:p text:style-name="P1"><text:span text:style-name="T1">.on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.084cm" svg:height="1.128cm" svg:x="13.427cm" svg:y="10.26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084cm" svg:height="1.128cm" svg:x="13.612cm" svg:y="10.471cm">
            <text:p text:style-name="P1"><text:span text:style-name="T1">.tes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084cm" svg:height="1.128cm" svg:x="13.85cm" svg:y="10.709cm">
            <text:p text:style-name="P1"><text:span text:style-name="T1">.after(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5:01:56.356285729</meta:creation-date>
    <dc:date>2016-04-08T15:05:58.959755336</dc:date>
    <meta:editing-duration>PT4M2S</meta:editing-duration>
    <meta:editing-cycles>1</meta:editing-cycles>
    <meta:document-statistic meta:object-count="43"/>
    <meta:generator>LibreOffice/4.3.3.2$Linux_X86_64 LibreOffice_project/430m0$Build-2</meta:generator>
  </office:meta>
</office:document-meta>
</file>